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P3" style:family="paragraph" style:parent-style-name="OrgTitle">
      <style:text-properties style:text-underline-style="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OrgTitle"><text:title>Laboratorio de Matemática Discreta II - Algoritmo de Edmonds-Karp</text:title></text:p>
      <text:p text:style-name="P3"/>
      <text:p text:style-name="OrgSubtitle"/>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Miembros</text:a></text:p>
          <text:p text:style-name="Contents_20_1"><text:a xlink:type="simple" xlink:href="#sec-2">2. Introducción</text:a></text:p>
          <text:p text:style-name="Contents_20_1"><text:a xlink:type="simple" xlink:href="#sec-3">3. Diseño</text:a></text:p>
          <text:p text:style-name="Contents_20_1"><text:a xlink:type="simple" xlink:href="#sec-4">4. Módulos</text:a></text:p>
          <text:p text:style-name="Contents_20_2"><text:a xlink:type="simple" xlink:href="#sec-4-1">4.1. Api</text:a></text:p>
          <text:p text:style-name="Contents_20_2"><text:a xlink:type="simple" xlink:href="#sec-4-2">4.2. Edge</text:a></text:p>
          <text:p text:style-name="Contents_20_2"><text:a xlink:type="simple" xlink:href="#sec-4-3">4.3. Helper</text:a></text:p>
          <text:p text:style-name="Contents_20_2"><text:a xlink:type="simple" xlink:href="#sec-4-4">4.4. Info</text:a></text:p>
          <text:p text:style-name="Contents_20_2"><text:a xlink:type="simple" xlink:href="#sec-4-5">4.5. Main</text:a></text:p>
          <text:p text:style-name="Contents_20_2"><text:a xlink:type="simple" xlink:href="#sec-4-6">4.6. Network</text:a></text:p>
          <text:p text:style-name="Contents_20_2"><text:a xlink:type="simple" xlink:href="#sec-4-7">4.7. Queue</text:a></text:p>
          <text:p text:style-name="Contents_20_2"><text:a xlink:type="simple" xlink:href="#sec-4-8">4.8. Structures</text:a></text:p>
          <text:p text:style-name="Contents_20_2"><text:a xlink:type="simple" xlink:href="#sec-4-9">4.9. Vertex</text:a></text:p>
          <text:p text:style-name="Contents_20_1"><text:a xlink:type="simple" xlink:href="#sec-5">5. Tipos Abstractos de Datos</text:a></text:p>
          <text:p text:style-name="Contents_20_2"><text:a xlink:type="simple" xlink:href="#sec-5-1">5.1. Edge</text:a></text:p>
          <text:p text:style-name="Contents_20_2"><text:a xlink:type="simple" xlink:href="#sec-5-2">5.2. Vertex</text:a></text:p>
          <text:p text:style-name="Contents_20_2"><text:a xlink:type="simple" xlink:href="#sec-5-3">5.3. Node</text:a></text:p>
          <text:p text:style-name="Contents_20_2"><text:a xlink:type="simple" xlink:href="#sec-5-4">5.4. Queue</text:a></text:p>
          <text:p text:style-name="Contents_20_2"><text:a xlink:type="simple" xlink:href="#sec-5-5">5.5. Info</text:a></text:p>
          <text:p text:style-name="Contents_20_2"><text:a xlink:type="simple" xlink:href="#sec-5-6">5.6. DragonP</text:a></text:p>
          <text:p text:style-name="Contents_20_1"><text:a xlink:type="simple" xlink:href="#sec-6">6. Extras</text:a></text:p>
          <text:p text:style-name="Contents_20_1"><text:a xlink:type="simple" xlink:href="#sec-7">7. Conclusiones</text:a></text:p>
        </text:index-body>
      </text:table-of-content>
      <text:h text:style-name="Heading_20_1" text:outline-level="1"><text:bookmark-start text:name="OrgXref.sec-1"/><text:bookmark text:name="sec-1"/>Miembros<text:bookmark-end text:name="OrgXref.sec-1"/></text:h>
      <text:list xml:id="list6670340886158168762" text:style-name="OrgBulletedList">
        <text:list-item>
          <text:p text:style-name="P2">Mariano Jesús Mateuci - mjmateuci@gmail.com </text:p>
        </text:list-item>
        <text:list-item>
          <text:p text:style-name="P2">Nicolás Daniel Gómez - nicolasdanielgomez@gmail.com </text:p>
        </text:list-item>
        <text:list-item>
          <text:p text:style-name="P2">Francisco Bazán - franbazan26@gmail.com </text:p>
        </text:list-item>
        <text:list-item>
          <text:p text:style-name="P2">Alejandro José Naser Pastoriza - alejnaser@gmail.com </text:p>
        </text:list-item>
      </text:list>
      <text:h text:style-name="Heading_20_1" text:outline-level="1"><text:bookmark-start text:name="OrgXref.sec-2"/><text:bookmark text:name="sec-2"/>Introducción<text:bookmark-end text:name="OrgXref.sec-2"/></text:h>
      <text:p text:style-name="Text_20_body">El presente documento describe el proceso de diseño e implementación de un programa, en C, que abstrae un network, implementa el algoritmo de Edmonds-Karp y calcula el valor de un flujo maximal y un corte minimal sobre él. Se plantea un challenge interesante al deber optimizar la utilización de memoria y refinar el tiempo de ejecución del programa, partiendo del pseudocódigo de Edmonds-Karp y determinando la manera y las estructuras de datos más apropiadas para lograr la mayor eficiencia posible. </text:p>
      <text:h text:style-name="Heading_20_1" text:outline-level="1"><text:bookmark-start text:name="OrgXref.sec-3"/><text:bookmark text:name="sec-3"/><text:soft-page-break/>Diseño<text:bookmark-end text:name="OrgXref.sec-3"/></text:h>
      <text:p text:style-name="Text_20_body">Parafraseando lo dicho en la introducción, deseamos "abstraer un network y calcular un flujo maximal sobre él". Veamos que implica esto, sabemos que un network es un grafo dirigido con capacidades en sus lados. Implicitamente, hay definidos varios conceptos subyacentes. Grafo, vértice, lado o arista, flujo, etc. De estos conceptos debemos determinar cuales tienen un comportamiento propio (e información que deseen hacer perdurar en el tiempo) tal que valga la pena ser una estructura de datos. Por ejemplo, pensemos en forward y backward search. En ese punto de la ejecución debemos explorar cada vecino forward del pivote, para cada uno de ellos determinar si el flujo es mayor que la capacidad y si no está en el corte. Por lo tanto, tiene sentido que cada vértice tenga conocimiento de quiénes son sus vecinos forward y backward y operar sobre ellos, este es un comportamiento inherente a los vértices, por lo tanto merecen ser un tipo abstracto de dato. Lo mismo ocurre para las aristas, cada una debe tener conocimiento de su capacidad y el flujo que pasa por ella, pues la lógica esta no corresponde a ningún otro lugar que no sea la arista, lo mismo ocurre para un network, etc. Se explicará más a medida que se describa cada módulo. El mayor problema al implementar Edmonds-Karp es determinar un mecanismo para alojar la información correspondiente a cada paso del algoritmo de Edmonds-Karp, es decir, el potencial corte, la lista de ancestros, la lista de indicadores de si se llegó a un vértice a través de una arista forward o backward y la lista de flujos acumulados hasta cada vértice. Si pensamos en el pseudocódigo, esto se hacía indexando estas listas con el nombre del vértice, por ejemplo decíamos que q era el ancestro de p de la siguiente manera, </text:p>
      <text:p text:style-name="OrgSrcBlockLastLine">q = a[p];</text:p>
      <text:p text:style-name="Text_20_body">Nótese que estamos indexando el array de ancestros a través del mismo vértice. Esto no lo podemos hacer en C directamente, pero podríamos emular un mecanismo de hashing para implementar esto. La primera apreciación sugiere utilizar las Hash Tables de la Glib. Hay razones por la cual no hicimos esto, una fue definir inteligentemente la estructura de datos de manera tal que pueda escribir y leer estos arreglos en tiempo constante sin hacer uso de ninguna librería especial, pues según nuestra experiencia, compilar librerías de la Glib requieren algún paso adicional, o instalar algún paquete de linux, algo que quisimos evitar, por lo tanto nuestro laboratorio está escrito completamente from scratch. Hay un hecho que fue particularmente sorprendente y fue el mecanismo para determinar si un vértice ya se encuentra en el corte que estamos construyendo en cada paso de Edmonds-Karp. En principio teníamos una función que recorría el corte comparando cada vértice en el mismo con el pivote. De este modo, ejecutando el programa con un network de 5000 vértices en una computadora con microprocesador Intel i5 Ivy Bridge, tomaba un tiempo de 33 segundos. Luego agregamos un campo boolean al vértice que, cuando se introduce al corte se lo setea en true, y luego comparamos directamente contra esta bandera, esto hizo que el programa corriera en 0,6 segundos, no nos hubiesemos imaginado que sería tan grande el impacto. El resto de los detalles se describen a continuación. </text:p>
      <text:h text:style-name="Heading_20_1" text:outline-level="1"><text:bookmark-start text:name="OrgXref.sec-4"/><text:bookmark text:name="sec-4"/>Módulos<text:bookmark-end text:name="OrgXref.sec-4"/></text:h>
      <text:h text:style-name="Heading_20_2" text:outline-level="2"><text:bookmark-start text:name="OrgXref.sec-4-1"/><text:bookmark text:name="sec-4-1"/>Api<text:bookmark-end text:name="OrgXref.sec-4-1"/></text:h>
      <text:p text:style-name="Text_20_body">Este módulo contiene las funciones que la especificación exige. Los detalles de cáda función se expresan en API.h. Nótese que estamos utilizando este módulo como un wrapper de un módulo propio llamado network. Hicimos esto principalemente para mantener la uniformidad idiomática, pues todo el commenting y el naming utilizado es en inglés. Resultaba relativamente incómodo tener estructuras llamadas DragonP, funciones llamadas LlenarDragon, etc. Luego desplazamos esta lógica hacia el módulo network de manera tal que el código sea mucho mas expresivo y <text:soft-page-break/>autodescriptivo. Otra razón es que si se decidiera modificar la especificación de la API, esto genera que nuestro código sea mucho mas escalable, al tener funciones de mas alto nivel podemos discriminar las responsabilidades de mejor manera. </text:p>
      <text:h text:style-name="Heading_20_2" text:outline-level="2"><text:bookmark-start text:name="OrgXref.sec-4-2"/><text:bookmark text:name="sec-4-2"/>Edge<text:bookmark-end text:name="OrgXref.sec-4-2"/></text:h>
      <text:p text:style-name="Text_20_body">Este módulo implementa funcionalidad inherente a las aristas. Como dijimos antes, las aristas tienen un comportamiento propio que hace que merezca ser un tipo abstracto de datos. Hemos codificado el problema de manera tal que se cumpla el Single Responsability Principle, si bien este es un principio utilizado en diseño orientado a objetos, creemos que aporta a la legibilidad, mantenibilidad y escalabilidad del código. Por lo tanto, hemos hecho una interfaz que nos ayuda a olvidarnos de los detalles de la implementación de una arista y poder interactuar con las mismas de un modo mas ameno. Hay funciones para crear, destruir, retornar el valor de los campos (flujo, capacidad, vértices) y mecanismos para incrementar y decrementar el valor del flujo en las aristas. </text:p>
      <text:h text:style-name="Heading_20_2" text:outline-level="2"><text:bookmark-start text:name="OrgXref.sec-4-3"/><text:bookmark text:name="sec-4-3"/>Helper<text:bookmark-end text:name="OrgXref.sec-4-3"/></text:h>
      <text:p text:style-name="Text_20_body">Este módulo podría no existir, contiene funciones que podrían haber sido declaradas como estáticas en network.c. Son funciones importantes en la implementación de Edmonds-Karp pero que no necesitan ser públicas, es decir, parte de la interfaz, sino que son para cálculos internos de otras funciones. Se incluyen en el modulo helper de manera que se pueda favorecer la modularizacion y lectura del codigo. Se proveen dos bunch de funcionalidades principales. Una es una agradable abstracción de un network con la funcionalidad pertinente (que se apreciará cuando describamos el TAD mencionado) y la otra es funcionalidad propia del algoritmo, esto es, forward search, backward search, </text:p>
      <text:p text:style-name="OrgSrcBlockLastLine">add_vertex_to_network();</text:p>
      <text:p text:style-name="Text_20_body">es un helper para ir agregando los nodos parseados a la estructura de datos principal (network) e </text:p>
      <text:p text:style-name="OrgSrcBlockLastLine">increase_network_max_flow();</text:p>
      <text:p text:style-name="Text_20_body">sirve para aumentar el valor del flujo en el network, por último un pretty printer para el agumenting path. </text:p>
      <text:h text:style-name="Heading_20_2" text:outline-level="2"><text:bookmark-start text:name="OrgXref.sec-4-4"/><text:bookmark text:name="sec-4-4"/>Info<text:bookmark-end text:name="OrgXref.sec-4-4"/></text:h>
      <text:p text:style-name="Text_20_body">Se provee funcionalidad para crear una estructura de datos info (que se explicará mas adelante), destruirla, retornar los arreglos de corte, ancestros, arreglo de indicadores de forward o backward edges, el arreglo de los valores de flujo acumulado hasta cada vértice, etc. Por otro lado hay funcionalidad para la construcción y destrucción del camino aumentante, para el manejo y alteración de la cadena representante. Como se puede apreciar, esta estructura es la que aloja toda la información inherente a cada paso del algoritmo Edmonds-Karp. </text:p>
      <text:h text:style-name="Heading_20_2" text:outline-level="2"><text:bookmark-start text:name="OrgXref.sec-4-5"/><text:bookmark text:name="sec-4-5"/>Main<text:bookmark-end text:name="OrgXref.sec-4-5"/></text:h>
      <text:p text:style-name="OrgSrcBlock"><text:span text:style-name="OrgSrcFontLockPreprocessorFace">#</text:span><text:span text:style-name="OrgSrcFontLockPreprocessorFace">include</text:span> <text:span text:style-name="OrgSrcFontLockStringFace">"API.h"</text:span></text:p>
      <text:p text:style-name="OrgSrcBlock"/>
      <text:p text:style-name="OrgSrcBlock"><text:span text:style-name="OrgSrcFontLockTypeFace">i</text:span><text:span text:style-name="OrgSrcFontLockTypeFace">n</text:span><text:span text:style-name="OrgSrcFontLockTypeFace">t</text:span> <text:span text:style-name="OrgSrcFontLockFunctionNameFace">main</text:span> (<text:span text:style-name="OrgSrcFontLockTypeFace">int</text:span> <text:span text:style-name="OrgSrcFontLockVariableNameFace">argc</text:span>, <text:span text:style-name="OrgSrcFontLockTypeFace">char</text:span>* <text:span text:style-name="OrgSrcFontLockVariableNameFace">argv</text:span>[]) {</text:p>
      <text:p text:style-name="OrgSrcBlock"><text:s text:c="2"/><text:span text:style-name="OrgSrcFontLockTypeFace">Dragon</text:span><text:span text:style-name="OrgSrcFontLockTypeFace">P</text:span> <text:span text:style-name="OrgSrcFontLockVariableNameFace">N</text:span> = <text:span text:style-name="OrgSrcFontLockConstantFace">NULL</text:span>;</text:p>
      <text:p text:style-name="OrgSrcBlock"><text:s text:c="2"/>N = NuevoDragon ();</text:p>
      <text:p text:style-name="OrgSrcBlock"><text:s text:c="2"/>LlenarDragon (N);</text:p>
      <text:p text:style-name="OrgSrcBlock"><text:s text:c="2"/><text:span text:style-name="OrgSrcFontLockKeywordFace">while</text:span> (ECAML (N)) {</text:p>
      <text:p text:style-name="OrgSrcBlock"><text:s text:c="4"/>AumentarFlujoYtambienImprimirCamino (N);</text:p>
      <text:p text:style-name="OrgSrcBlock"><text:soft-page-break/><text:s text:c="4"/>ImprimirValorFlujo (N);</text:p>
      <text:p text:style-name="OrgSrcBlock"><text:s text:c="4"/><text:span text:style-name="OrgSrcFontLockCommentDelimiterFace">/* </text:span><text:span text:style-name="OrgSrcFontLockCommentFace">imprimirFlujo (N); </text:span><text:span text:style-name="OrgSrcFontLockCommentDelimiterFace">*/</text:span></text:p>
      <text:p text:style-name="OrgSrcBlock"><text:s text:c="2"/>}</text:p>
      <text:p text:style-name="OrgSrcBlock"><text:s text:c="2"/>ImprimirValorFlujo (N);</text:p>
      <text:p text:style-name="OrgSrcBlock"><text:s text:c="2"/><text:span text:style-name="OrgSrcFontLockCommentDelimiterFace">/</text:span><text:span text:style-name="OrgSrcFontLockCommentDelimiterFace">* </text:span><text:span text:style-name="OrgSrcFontLockCommentFace">imprimirFlujo (N); </text:span><text:span text:style-name="OrgSrcFontLockCommentDelimiterFace">*/</text:span></text:p>
      <text:p text:style-name="OrgSrcBlock"><text:s text:c="2"/>ImprimirCorte (N);</text:p>
      <text:p text:style-name="OrgSrcBlock"><text:s text:c="2"/>DestruirDragon (N);</text:p>
      <text:p text:style-name="OrgSrcBlock"><text:s text:c="2"/><text:span text:style-name="OrgSrcFontLockKeywordFace">return</text:span> 0;</text:p>
      <text:p text:style-name="OrgSrcBlockLastLine">}</text:p>
      <text:p text:style-name="Text_20_body">Este es un simple main que nos sirve para probar nuestra interfaz, nótese que tiene una sola libreria incluída y es API. El código es autodescriptivo lo suficiente. Se crea un nuevo network, se lo popula desde STDIN, y luego, mientras se pueda encontrar un camino aumentante se incrementa el valor del flujo y se imprime el camino aumentante a través del cual se aumentó el flujo. Imprimir flujo está comentada porque ensucia demasiado el STDOUT, puesto que imprime el flujo en cada arista del network, que a veces es muy grande. Se imprime el valor del flujo maximal, el corte y se destruye el network. Sabemos que no es necesario entregar un main pero lo hacemos porque hicimos algo extra que tal vez valga la pena notar. Lo comentamos en el apartado Extras. </text:p>
      <text:h text:style-name="Heading_20_2" text:outline-level="2"><text:bookmark-start text:name="OrgXref.sec-4-6"/><text:bookmark text:name="sec-4-6"/>Network<text:bookmark-end text:name="OrgXref.sec-4-6"/></text:h>
      <text:p text:style-name="Text_20_body">En este punto no es necesario añadir más comentarios, puesto que esta es la verdadera implementación de las funciones wrappeadas por API la descripción de estas funciones corresponde a las citadas en el archivo API.h. Más allá de este informe el código se encuentra muy comentado y esperamos que los mismos puedan ser muy informativos y claros. </text:p>
      <text:h text:style-name="Heading_20_2" text:outline-level="2"><text:bookmark-start text:name="OrgXref.sec-4-7"/><text:bookmark text:name="sec-4-7"/>Queue<text:bookmark-end text:name="OrgXref.sec-4-7"/></text:h>
      <text:p text:style-name="Text_20_body">Implementa la funcionalidad básica de una cola, se utiliza para poder crear un BFS sobre el grafo dirigido en cuestión. Nótese como el cuerpo principal del algoritmo Edmonds-Karp extrae la cabeza de la cola a través de la cual va generando el árbol, y luego de añadir un vértice al potencial corte lo encola para poder explorar sus vecinos a posteriori. </text:p>
      <text:h text:style-name="Heading_20_2" text:outline-level="2"><text:bookmark-start text:name="OrgXref.sec-4-8"/><text:bookmark text:name="sec-4-8"/>Structures<text:bookmark-end text:name="OrgXref.sec-4-8"/></text:h>
      <text:p text:style-name="Text_20_body">Contiene las declaraciones de todas las estructuras necesarias. Cada una se encuentra descripta extensivamente en el archivo structures.h. Hay una razón por la cual todas las estructuras se encuentran definidas en un sólo archivo, y es porque se referencian mutuamente, por ejemplo, un vértice contiene aristas (sus aristas forward y backward) y una arista naturalmente contiene vértices, por lo que, la declaración de cada estructura debe ser visible para la otra, puesto que este fue un patrón que se repetía constantemente, decidimos crear un archivo con todas las estructuras, además de poder acceder a ellas ágilmente desde cualquier scope. </text:p>
      <text:h text:style-name="Heading_20_2" text:outline-level="2"><text:bookmark-start text:name="OrgXref.sec-4-9"/><text:bookmark text:name="sec-4-9"/>Vertex<text:bookmark-end text:name="OrgXref.sec-4-9"/></text:h>
      <text:p text:style-name="Text_20_body">Provee una interfaz para manipular vértices. Podemos crear, destruir, retornar la etiqueta de un vértice, un comparador, añadir aristas forward o backwards a la estructura de datos, retornar las listas de aristas y sus longitudes, el por qué de la existencia de estos campos se describirá cuando hablemos del TAD propiamente dicho. Implementa funciones útiles para hacer uso de los vértices. </text:p>
      <text:h text:style-name="Heading_20_1" text:outline-level="1"><text:bookmark-start text:name="OrgXref.sec-5"/><text:bookmark text:name="sec-5"/><text:soft-page-break/>Tipos Abstractos de Datos<text:bookmark-end text:name="OrgXref.sec-5"/></text:h>
      <text:p text:style-name="Text_20_body">Pasemos a describir el por qué de la existencia de cada campo y que significa. </text:p>
      <text:h text:style-name="Heading_20_2" text:outline-level="2"><text:bookmark-start text:name="OrgXref.sec-5-1"/><text:bookmark text:name="sec-5-1"/>Edge<text:bookmark-end text:name="OrgXref.sec-5-1"/></text:h>
      <text:list xml:id="list1825950805" text:style-name="OrgBulletedList">
        <text:list-item>
          <text:p text:style-name="P2">x: Referencia el primer vértice de la arista. </text:p>
        </text:list-item>
        <text:list-item>
          <text:p text:style-name="P2">y: Referencia el segundo vértice de la arista. </text:p>
        </text:list-item>
        <text:list-item>
          <text:p text:style-name="P2">capacity: Valor de la capacidad de la arista. </text:p>
        </text:list-item>
        <text:list-item>
          <text:p text:style-name="P2">flow: Flujo que pasa por la arista. </text:p>
        </text:list-item>
      </text:list>
      <text:p text:style-name="Text_20_body">El comportamiento principal de una arista en lo que refiere al algoritmo de Edmonds-Karp es analizar la diferencia entre capacidad y flujo, por lo tanto una arista debe tener acceso a esta información. El motivo para tener los vértices que corresponden a una arista es que, cada arista es conocida por sus vértices, es decir, cuando veamos el tipo abstracto de dato vértice, veremos que tiene la lista de aristas forward y backward, en el caso de que una arista sea una arista forward en un vértice sabremos que el primer vértice es el mismo, pero para conocer el otro debemos tener un mecanismo para extraer los labels de los vértices en una arista, para el caso backward es análogo. También es útil conocer la capacidad y el flujo para mantener oculta dentro del módulo correspondiente la lógica de capacidad versus flujo, aunque esto no lo hicimos por una cuestión de tiempo, es decir, sería bueno tener una función </text:p>
      <text:p text:style-name="OrgSrcBlock"><text:span text:style-name="OrgSrcFontLockTypeFace">boo</text:span><text:span text:style-name="OrgSrcFontLockTypeFace">l</text:span> <text:span text:style-name="OrgSrcFontLockFunctionNameFace">edge_can_be_in_augmenting_path</text:span>(<text:span text:style-name="OrgSrcFontLockTypeFace">edge</text:span> <text:span text:style-name="OrgSrcFontLockVariableNameFace">edge</text:span>) {</text:p>
      <text:p text:style-name="OrgSrcBlock"><text:s text:c="2"/>assert (edge != <text:span text:style-name="OrgSrcFontLockConstantFace">NULL</text:span>);</text:p>
      <text:p text:style-name="OrgSrcBlock"><text:s text:c="2"/><text:span text:style-name="OrgSrcFontLockKeywordFace">return</text:span> edge -&gt; flow &lt; edge -&gt; capacity;</text:p>
      <text:p text:style-name="OrgSrcBlockLastLine">}</text:p>
      <text:p text:style-name="Text_20_body">y utilizarla para no violar las abstracciones, pero hay varios de estos detalles que no hemos pulido. </text:p>
      <text:h text:style-name="Heading_20_2" text:outline-level="2"><text:bookmark-start text:name="OrgXref.sec-5-2"/><text:bookmark text:name="sec-5-2"/>Vertex<text:bookmark-end text:name="OrgXref.sec-5-2"/></text:h>
      <text:list xml:id="list904796033" text:style-name="OrgBulletedList">
        <text:list-item>
          <text:p text:style-name="P2">label: Notemos que los vértices se representan por un número en el input, puesto que acá son estructuras de datos mantenemos esta nomenclatura utilizando un label para el vértice, que será dicho número. </text:p>
        </text:list-item>
        <text:list-item>
          <text:p text:style-name="P2">forward_edge: Esta es la lista de aristas forward pertenecientes al vértice, es decir, la lista de aristas cuyo primer vértice es éste. Tener este campo nos sirve para hacer la búsqueda forward, puesto que debemos recorrer la lista de aristas cuyo primer vértice es el pivote, nada mejor que ya tenerla disponible en el vértice. Puesto que vamos a iterar sobre este arreglo necesitamos conocer su longitud para poder utilizar una instrucción for, por eso la existencia del campo forward_edges_count. Análogo para las backward edges. </text:p>
        </text:list-item>
        <text:list-item>
          <text:p text:style-name="P2">tag: Anteriormente mencionamos el problema de guardar en arreglos la información correspondiente a cada paso del algoritmo Edmonds-Karp, dijimos que no podemos utilizar el mismo vértice como índice. La solución propuesta tiene que ver con este campo. Nótese que Edmonds-Karp añadirá a lo sumo todos los vértices menos el resumidero a un corte, luego podemos alocar memoria para el arreglo en el que alojaremos el corte, los ancestros, etc, de tamaño igual a la cantidad de vértices en el network. La primera posibilidad es utilizar el label del vértice como índice puesto que es único, pero esto genera un desperdicio de memoria importante, por ejemplo, si tenemos un network cuyos vértices son 0, 1, 1000, y queremos que el nombre del vértice se pueda usar como índice debería alocar un arreglo de tamaño 1001, desperdiciando memoria pues sólo utilizaríamos a lo sumo dos celdas del <text:soft-page-break/>mismo, en consecuencia, cada vértice recibe un valor único entre 0 y n-1 (donde n es la cantidad de vértices del network) y cada vez que se desee alojar información sobre este vértice (su ancestro, su flujo acumulado, etc) lo haremos en la estructura info guardando y leyendo siempre en la posición indicada por el tag de éste vértice, esta simple modificación nos libró de utilizar la Glib y la necesidad de hacer hashing en este laboratorio. Este número se setea a medida que los vértices van ingresando al network. </text:p>
        </text:list-item>
        <text:list-item>
          <text:p text:style-name="P2">in_the_cut: Esta bandera indica si el vértice ya ha sido utilizado en el corte que se está calculando en el momento. Esto se utiliza para hacer la forward y la backward search, nótese que podemos saber en tiempo constante si un vértice ya ha sido utilizado, lo cual, como mencionamos anteriormente, aumentó la velocidad de nuestro programa 34 veces aproximadamente. </text:p>
        </text:list-item>
      </text:list>
      <text:h text:style-name="Heading_20_2" text:outline-level="2"><text:bookmark-start text:name="OrgXref.sec-5-3"/><text:bookmark text:name="sec-5-3"/>Node<text:bookmark-end text:name="OrgXref.sec-5-3"/></text:h>
      <text:p text:style-name="Text_20_body">Un nodo contiene: </text:p>
      <text:list xml:id="list237539271" text:style-name="OrgBulletedList">
        <text:list-item>
          <text:p text:style-name="P2">vertex: Referencia al vertice. </text:p>
        </text:list-item>
        <text:list-item>
          <text:p text:style-name="P2">next_vertex: Referencia al siguiente nodo. </text:p>
        </text:list-item>
      </text:list>
      <text:p text:style-name="Text_20_body">De este TAD no hay mucho para decir, simplemente la Queue se implementa como una lista enlazada de nodos, que fueron implementados de la forma más básica y ya conocida. </text:p>
      <text:h text:style-name="Heading_20_2" text:outline-level="2"><text:bookmark-start text:name="OrgXref.sec-5-4"/><text:bookmark text:name="sec-5-4"/>Queue<text:bookmark-end text:name="OrgXref.sec-5-4"/></text:h>
      <text:p text:style-name="Text_20_body">Implementación de Cola, contiene los campos: </text:p>
      <text:list xml:id="list841186067" text:style-name="OrgBulletedList">
        <text:list-item>
          <text:p text:style-name="P2">first: Es una referencia al primer nodo de la cola. </text:p>
        </text:list-item>
        <text:list-item>
          <text:p text:style-name="P2">last: Es una referencia al último nodo de la cola. </text:p>
        </text:list-item>
        <text:list-item>
          <text:p text:style-name="P2">size: Es el tamaño de la cola. </text:p>
        </text:list-item>
      </text:list>
      <text:p text:style-name="Text_20_body">El motivo para tener punteros al último y primer elemento es para poder hacer todas las funciones de colas que necesitamos en tiempo constante. </text:p>
      <text:h text:style-name="Heading_20_2" text:outline-level="2"><text:bookmark-start text:name="OrgXref.sec-5-5"/><text:bookmark text:name="sec-5-5"/>Info<text:bookmark-end text:name="OrgXref.sec-5-5"/></text:h>
      <text:p text:style-name="Text_20_body">Esta es uno de los TADS más importantes, por todo lo que mencionamos anteriormente: </text:p>
      <text:list xml:id="list775293738" text:style-name="OrgBulletedList">
        <text:list-item>
          <text:p text:style-name="P2">cut: Es un arreglo de vértices, los cuales componen el potencial corte que se está generando en cada paso del algoritmo Edmonds-Karp. </text:p>
        </text:list-item>
        <text:list-item>
          <text:p text:style-name="P2">ancestors: Es un arreglo de vértices que satisfacen, el vértice en la posición i es el ancestro del vértice cuyo tag es i. </text:p>
        </text:list-item>
        <text:list-item>
          <text:p text:style-name="P2">forward_edge: Es un arreglo de booleanos que satisfacen, el valor de verdad en la posición i indica si se llegó al vértice con tag i a través de una arista forward o backward. </text:p>
        </text:list-item>
        <text:list-item>
          <text:p text:style-name="P2">accumulated_flow: Es una lista de números que satisfacen, el número en la posición i es el valor del flujo acumulado hasta llegar al vértice cuya etiqueta es i. </text:p>
        </text:list-item>
        <text:list-item>
          <text:p text:style-name="P2">vértices_count: Cantidad de vértices en el potencial corte. </text:p>
        </text:list-item>
        <text:list-item>
          <text:p text:style-name="P2">max_flow_value: Valor del flujo calculado en la búsqueda ECAML. </text:p>
        </text:list-item>
        <text:list-item>
          <text:p text:style-name="P2">augmenting_path: Almacena el camino aumentante que se está computando. </text:p>
        </text:list-item>
        <text:list-item>
          <text:p text:style-name="P2"><text:soft-page-break/>is_maximal_flow: Indica si el flujo en el campo max_flow_value es maximal. </text:p>
        </text:list-item>
        <text:list-item>
          <text:p text:style-name="P2">last_ecaml_reached_sink: Indica si el último camino aumentante llega al resumidero. </text:p>
        </text:list-item>
        <text:list-item>
          <text:p text:style-name="P2">last_ecaml_result_used: Indica si el último camino aumentante ya ha sido utilizado para incrementar el valor del flujo en el network. </text:p>
        </text:list-item>
        <text:list-item>
          <text:p text:style-name="P2">augmenting_path_number: Lleva la cuenta de los caminos aumentantes que han sido calculados. </text:p>
        </text:list-item>
      </text:list>
      <text:h text:style-name="Heading_20_2" text:outline-level="2"><text:bookmark-start text:name="OrgXref.sec-5-6"/><text:bookmark text:name="sec-5-6"/>DragonP<text:bookmark-end text:name="OrgXref.sec-5-6"/></text:h>
      <text:p text:style-name="Text_20_body">Puntero a la abstracción de network bien descripta en structures.h: </text:p>
      <text:list xml:id="list1070600915" text:style-name="OrgBulletedList">
        <text:list-item>
          <text:p text:style-name="P2">vertices: Array de vértices en el network. </text:p>
        </text:list-item>
        <text:list-item>
          <text:p text:style-name="P2">vertices_count: Contador de vértices en el network. </text:p>
        </text:list-item>
        <text:list-item>
          <text:p text:style-name="P2">edges: Array de lados en el network. </text:p>
        </text:list-item>
        <text:list-item>
          <text:p text:style-name="P2">edges_count: Contador de lados en el network. </text:p>
        </text:list-item>
        <text:list-item>
          <text:p text:style-name="P2">source: Referencia a la fuente. </text:p>
        </text:list-item>
        <text:list-item>
          <text:p text:style-name="P2">sink: Referencia al resumidero. </text:p>
        </text:list-item>
        <text:list-item>
          <text:p text:style-name="P2">info: Referencia a una estructura de datos info para alojar la info pertinente al algoritmo en cuestión. </text:p>
        </text:list-item>
      </text:list>
      <text:h text:style-name="Heading_20_1" text:outline-level="1"><text:bookmark-start text:name="OrgXref.sec-6"/><text:bookmark text:name="sec-6"/>Extras<text:bookmark-end text:name="OrgXref.sec-6"/></text:h>
      <text:list xml:id="list1989309725" text:style-name="OrgBulletedList">
        <text:list-item>
          <text:p text:style-name="P2">Makefile: Hemos utilizado una buena cantidad de flags molestos para el compilador que nos aseguren haber cumplido con estándares de coding style, correctitud, etc. Nótese en particular la posibilidad de hacer make valgrind, hemos hecho esto porque hemos asegurado que nuestro programa se encuentra libre de memory leaks y errores. Por defecto prueba contra el network de ejemplo de 5000 vértices, asegurandonos la correctitud en términos de memoria utilizada. </text:p>
        </text:list-item>
        <text:list-item>
          <text:p text:style-name="P2">Examples: Incluímos una carpeta con networks de ejemplo contra los cuales hemos testeado nuestro código. </text:p>
        </text:list-item>
        <text:list-item>
          <text:p text:style-name="P2">test.sh: Este script es una pequeña batería de tests para nuestro código. Lo que hace es compilar el proyecto, testearlo y luego limpiar todo el directorio silenciosamente, es decir, imprime por STDOUT la información solo correspondiente a los tests. La salida correspondiente a compilación y limpieza es desviada hacia /dev/null. Lo que hace para testear el código es buscar todos los archivos en el directorio examples que deben llamarse debe_dar_x, con esto el script sabe que debe ejecutar el código y que el resultado debe arrojar un flujo maximal igual a x. Para ello parsea el output del programa, busca la línea que contiene el valor del flujo maximal y lo compara. Tiene un log agradable que dice que porcentaje de tests han pasado, en color verde indicando el éxito y en color rojo indicando que se produjo un error. Cuando se produce un error el script indica cuál era el valor esperado y cual es el flujo maximal que arrojó el programa. Por lo tanto si uno quisiera añadir tests lo único que debería hacer es añadir un archivo llamado debe_dar_x al directorio y con esto funciona,+ calcula la proporción de tests correcta y los corre. En nuestro caso hemos puesto 10 networks de ejemplo y obtuvimos un resultado exitoso. Esta es la razón por la cual estamos entregando un main, por si gustan probar este script. </text:p>
        </text:list-item>
      </text:list>
      <text:h text:style-name="Heading_20_1" text:outline-level="1"><text:bookmark-start text:name="OrgXref.sec-7"/><text:bookmark text:name="sec-7"/><text:soft-page-break/>Conclusiones<text:bookmark-end text:name="OrgXref.sec-7"/></text:h>
      <text:p text:style-name="Text_20_body">Fue un laboratorio muy interesante, en el cual hemos asimilado en profundidad el algoritmo de Edmonds-Karp y su complejidad. Hemos experimentado con diversas herramientas y ha resultado muy fructífero en estos aspect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cm" fo:margin-bottom="0cm" style:contextual-spacing="false"/>
      <style:text-properties fo:font-size="24pt"/>
    </style:style>
    <style:style style:name="OrgSubtitle" style:family="paragraph" style:parent-style-name="Subtitle">
      <style:paragraph-properties fo:margin-top="0cm" fo:margin-bottom="0cm" style: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51pt solid #000000" style:shadow="none">
        <style:background-image/>
      </style:paragraph-properties>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FixedWidthBlockLastLine" style:family="paragraph" style:parent-style-name="OrgFixedWidthBlock">
      <style:paragraph-properties fo:margin-top="0cm" fo:margin-bottom="0.21cm" style:contextual-spacing="false"/>
    </style:style>
    <style:style style:name="OrgSrcBlockLastLine" style:family="paragraph" style:parent-style-name="OrgSrcBlock">
      <style:paragraph-properties fo:margin-top="0cm" fo:margin-bottom="0.21cm" style:contextual-spacing="false"/>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SrcFontLockCommentFace" style:family="text">
      <style:text-properties fo:color="#7f7f7f"/>
    </style:style>
    <style:style style:name="OrgSrcFontLockCommentDelimiterFace" style:family="text">
      <style:text-properties fo:color="#7f7f7f"/>
    </style:style>
    <style:style style:name="OrgSrcFontLockKeywordFace" style:family="text">
      <style:text-properties fo:color="#00bfff"/>
    </style:style>
    <style:style style:name="OrgSrcFontLockConstantFace" style:family="text">
      <style:text-properties fo:color="#a2cd5a"/>
    </style:style>
    <style:style style:name="OrgSrcFontLockVariableNameFace" style:family="text">
      <style:text-properties fo:color="#4eee94"/>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svg:x="0cm" svg:y="0cm" fo:margin-top="0cm" fo:margin-bottom="0cm" style:vertical-pos="middle" style:vertical-rel="paragraph-content" style:horizontal-pos="from-left" style:horizontal-rel="paragraph-content"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8</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alex </dc:creator>
    <meta:initial-creator>alex</meta:initial-creator>
    <dc:date>2013-06-03T14:31:13</dc:date>
    <meta:creation-date>2013-06-03T14:30:44-03:00</meta:creation-date>
    <meta:generator>LibreOffice/4.0.2.2$Linux_X86_64 LibreOffice_project/400m0$Build-2</meta:generator>
    <meta:keyword/>
    <dc:subject/>
    <dc:title>Laboratorio de Matemática Discreta II - Algoritmo de Edmonds-Karp</dc:title>
    <meta:editing-duration>P0D</meta:editing-duration>
    <meta:editing-cycles>1</meta:editing-cycles>
    <meta:document-statistic meta:table-count="0" meta:image-count="0" meta:object-count="0" meta:page-count="8" meta:paragraph-count="135" meta:word-count="3070" meta:character-count="18719" meta:non-whitespace-character-count="15721"/>
  </office:meta>
</office:document-meta>
</file>